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Roboto" svg:font-family="Roboto" style:font-adornments="Regular" style:font-pitch="variable"/>
    <style:font-face style:name="Roboto Light" svg:font-family="'Roboto Light'" style:font-adornments="Regular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Heading_20_1" style:master-page-name="MP0">
      <style:paragraph-properties style:page-number="auto" fo:break-before="page"/>
    </style:style>
    <style:style style:name="P2" style:family="paragraph" style:parent-style-name="Standard">
      <style:text-properties officeooo:rsid="0045d9e3" officeooo:paragraph-rsid="0045d9e3"/>
    </style:style>
    <style:style style:name="T1" style:family="text">
      <style:text-properties officeooo:rsid="004823a8"/>
    </style:style>
    <style:style style:name="T2" style:family="text">
      <style:text-properties officeooo:rsid="00461aa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nnoSetupTools</text:h>
      <text:p text:style-name="P2">This is a <text:span text:style-name="T1">one-stop script management and packaging tool for </text:span>Inno Setup <text:span text:style-name="T1">that compiles </text:span><text:span text:style-name="T2">code-</text:span>signed Windows .NET applications <text:span text:style-name="T1">for distribution</text:span>.</text:p>
      <text:p text:style-name="P2"/>
      <text:p text:style-name="P2"/>
      <text:p text:style-name="P2">I expect to be adding a lot more functionality over time, but this version of the application relies on you to configure a lot of your defines and [Setup] section entries the way you want them, then manages much of the content in your [Files], [Run], and [Code] sections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Roboto" svg:font-family="Roboto" style:font-adornments="Regular" style:font-pitch="variable"/>
    <style:font-face style:name="Roboto Light" svg:font-family="'Roboto Light'" style:font-adornments="Regular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7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fo:hyphenation-keep="auto" loext:hyphenation-keep-type="column" loext:hyphenation-keep-line="false" style:page-number="auto"/>
      <style:text-properties style:font-name="Roboto" fo:font-family="Roboto" style:font-style-name="Regular" style:font-pitch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Roboto Light" fo:font-family="'Roboto Light'" style:font-style-name="Regular" style:font-pitch="variable" fo:font-size="14pt" fo:font-weight="250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chapter">
      <style:paragraph-properties fo:margin-top="0.1665in" fo:margin-bottom="0in" style:contextual-spacing="false" fo:keep-together="always" fo:hyphenation-ladder-count="no-limit" fo:hyphenation-keep="auto" loext:hyphenation-keep-type="column" loext:hyphenation-keep-line="false" fo:keep-with-next="always"/>
      <style:text-properties fo:color="#0f4761" loext:opacity="100%" style:font-name="Roboto Light" fo:font-family="'Roboto Light'" style:font-style-name="Regular" style:font-pitch="variable" fo:font-size="16pt" fo:font-weight="250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chapter">
      <style:paragraph-properties fo:margin-top="0.028in" fo:margin-bottom="0in" style:contextual-spacing="false" fo:keep-together="always" fo:hyphenation-ladder-count="no-limit" fo:hyphenation-keep="auto" loext:hyphenation-keep-type="column" loext:hyphenation-keep-line="false" fo:keep-with-next="always"/>
      <style:text-properties fo:color="#0f4761" loext:opacity="100%" style:font-name="Roboto Light" fo:font-family="'Roboto Light'" style:font-style-name="Regular" style:font-pitch="variable" fo:font-size="13pt" fo:font-weight="250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chapter">
      <style:paragraph-properties fo:margin-top="0.028in" fo:margin-bottom="0in" style:contextual-spacing="false" fo:keep-together="always" fo:hyphenation-ladder-count="no-limit" fo:hyphenation-keep="auto" loext:hyphenation-keep-type="column" loext:hyphenation-keep-line="false" fo:padding="0.0201in" fo:border-left="none" fo:border-right="none" fo:border-top="none" fo:border-bottom="0.06pt solid #999999" fo:keep-with-next="always"/>
      <style:text-properties fo:color="#0f4761" loext:opacity="100%" style:font-name="Roboto Light" fo:font-family="'Roboto Light'" style:font-style-name="Regular" style:font-pitch="variable" fo:font-size="12pt" fo:font-weight="250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style:font-name="Roboto" fo:font-family="Roboto" style:font-style-name="Regular" style:font-pitch="variable"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Normal" style:class="chapter">
      <style:paragraph-properties fo:margin-top="0in" fo:margin-bottom="0in" style:contextual-spacing="true" fo:line-height="100%" fo:hyphenation-ladder-count="no-limit" fo:hyphenation-keep="auto" loext:hyphenation-keep-type="column" loext:hyphenation-keep-line="false"/>
      <style:text-properties style:font-name="Roboto Light" fo:font-family="'Roboto Light'" style:font-style-name="Regular" style:font-pitch="variable" fo:font-size="28pt" fo:letter-spacing="-0.0071in" fo:font-weight="250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0.5in" fo:margin-top="0in" fo:margin-bottom="0.111in" style:contextual-spacing="true" fo:hyphenation-ladder-count="no-limit" fo:hyphenation-keep="auto" loext:hyphenation-keep-type="column" loext:hyphenation-keep-line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" style:family="paragraph" style:parent-style-name="Standard" style:class="index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List_20_Heading" style:display-name="List Heading" style:family="paragraph" style:parent-style-name="Standard" style:next-style-name="List_20_Contents" style:class="html">
      <style:paragraph-properties fo:margin-left="0in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" style:family="paragraph" style:parent-style-name="Text_20_body" style:class="lis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dc:title>DocumentTemplate</dc:title>
    <dc:description/>
    <dc:subject/>
    <meta:creation-date>2026-02-09T13:59:40.302376100</meta:creation-date>
    <meta:editing-cycles>5</meta:editing-cycles>
    <meta:editing-duration>PT6M38S</meta:editing-duration>
    <meta:initial-creator>Daniel Patterson, MCSD</meta:initial-creator>
    <dc:date>2026-02-09T14:20:25.709209200</dc:date>
    <dc:creator>Daniel Patterson, MCSD</dc:creator>
    <meta:document-statistic meta:table-count="0" meta:image-count="0" meta:object-count="0" meta:page-count="1" meta:paragraph-count="3" meta:word-count="70" meta:character-count="425" meta:non-whitespace-character-count="358"/>
    <meta:user-defined meta:name="ContentTypeId">0x010100D4EFF98D9B00D844A68A9938ECBB5459</meta:user-defined>
    <meta:user-defined meta:name="MediaServiceImageTags"/>
    <meta:template xlink:type="simple" xlink:actuate="onRequest" xlink:title="DocumentTemplate" xlink:href="../../../../../../../Users/Daniel/AppData/Roaming/LibreOffice/4/user/template/DocumentTemplate.ott" meta:date="2026-02-09T13:59:39.366905200"/>
  </office:meta>
</office:document-meta>
</file>